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6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31pt"/>
    </style:style>
    <style:style style:name="co4" style:family="table-column">
      <style:table-column-properties fo:break-before="auto" style:column-width="13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3"/>
          <table:table-cell office:value-type="string" calcext:value-type="string">
            <text:p>ApproxSymat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x_LBM_handleInOutFlow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C2]=[.D2]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y_LBM_handleInOutFlow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C3]=[.D3]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x1_LBM_handleInOutFlow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C4]=[.D4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P4.tx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y1_LBM_handleInOutFlow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C5]=[.D5]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z1_LBM_handleInOutFlow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C6]=[.D6];1;0)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Unu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x2_LBM_handleInOutFlow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C7]=[.D7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ux_LBM_showGridStatistics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Y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uy2_LBM_handleInOutFlow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C8]=[.D8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uy_LBM_showGridStatistics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Y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uz2_LBM_handleInOutFlow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C9]=[.D9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u2_LBM_showGridStatistics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Y</text:p>
          </table:table-cell>
          <table:table-cell table:style-name="ce2"/>
          <table:table-cell table:formula="of:=IF([.L9]=[.M9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U2_LBM_showGridStatistics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C10]=[.D10]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2_LBM_handleInOutFlow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C11]=[.D11]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x_LBM_performStreamCollide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C12]=[.D12]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y_LBM_handleInOutFlow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C13]=[.D13]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x_LBM_handleInOutFlow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C14]=[.D14]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U2_LBM_showGridStatistics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C15]=[.D15]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y_LBM_performStreamCollide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C16]=[.D16]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2_LBM_performStreamCollide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C17]=[.D17]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z_LBM_showGridStatistics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C18]=[.D18]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nRho_LBM_showGridStatistics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C19]=[.D19]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Rho_LBM_showGridStatistics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C20]=[.D20]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o_LBM_showGridStatistics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C21]=[.D21]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z_LBM_handleInOutFlow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C22]=[.D22]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z_LBM_performStreamCollide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C23]=[.D23]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o_LBM_handleInOutFlow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C24]=[.D24]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o2_LBM_handleInOutFlow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formula="of:=IF([.C25]=[.D25]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o1_LBM_handleInOutFlow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formula="of:=IF([.C26]=[.D26]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o_LBM_performStreamCollide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formula="of:=IF([.C27]=[.D27]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ss_LBM_showGridStatistics</text:p>
          </table:table-cell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C28]=[.D28]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COUNTA([.C2:.C28])" office:value-type="float" office:value="27" calcext:value-type="float">
            <text:p>27</text:p>
          </table:table-cell>
          <table:table-cell/>
          <table:table-cell table:formula="of:=SUM([.E2:.E28])/[.C29]" office:value-type="float" office:value="0.62962962962963" calcext:value-type="float">
            <text:p>0.6296296296</text:p>
          </table:table-cell>
          <table:table-cell table:number-columns-repeated="9"/>
        </table:table-row>
        <table:table-row table:style-name="ro1" table:number-rows-repeated="104854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2.A2:Sheet2.B2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4">00/00/0000</text:date>, <text:time style:data-style-name="N2" text:time-value="22:54:57.2816415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14:54:56.085585476</meta:creation-date>
    <dc:date>2018-09-04T23:37:41.103521226</dc:date>
    <meta:editing-duration>PT21H48M48S</meta:editing-duration>
    <meta:editing-cycles>16</meta:editing-cycles>
    <meta:generator>LibreOffice/5.1.6.2$Linux_X86_64 LibreOffice_project/10m0$Build-2</meta:generator>
    <meta:document-statistic meta:table-count="1" meta:cell-count="150" meta:object-count="0"/>
  </office:meta>
</office:document-meta>
</file>